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Liberation Sans1" fo:font-size="11pt" fo:font-weight="normal" officeooo:rsid="001c940b" officeooo:paragraph-rsid="001fcf6c" style:font-size-asian="11pt" style:font-weight-asian="normal" style:font-name-complex="Liberation Sans1" style:font-size-complex="11pt" style:font-weight-complex="normal"/>
    </style:style>
    <style:style style:name="P2" style:family="paragraph" style:parent-style-name="Standard">
      <style:text-properties fo:color="#000000" style:font-name="Segoe UI" fo:font-size="10.5pt" fo:font-weight="normal" officeooo:rsid="001b8e92" officeooo:paragraph-rsid="001c8749" style:font-size-asian="10.5pt" style:font-weight-asian="normal" style:font-name-complex="Liberation Sans1" style:font-size-complex="10.5pt" style:font-weight-complex="normal"/>
    </style:style>
    <style:style style:name="P3" style:family="paragraph" style:parent-style-name="Standard">
      <style:text-properties fo:color="#000000" style:font-name="Segoe UI" fo:font-size="10.5pt" fo:font-weight="normal" officeooo:rsid="001b8e92" officeooo:paragraph-rsid="001b8e92" style:font-size-asian="10.5pt" style:font-weight-asian="normal" style:font-name-complex="Liberation Sans1" style:font-size-complex="10.5pt" style:font-weight-complex="normal"/>
    </style:style>
    <style:style style:name="P4" style:family="paragraph" style:parent-style-name="Standard">
      <style:text-properties fo:color="#000000" style:font-name="Segoe UI" fo:font-size="10.5pt" fo:font-weight="normal" officeooo:rsid="001c8749" officeooo:paragraph-rsid="001c8749" style:font-size-asian="10.5pt" style:font-weight-asian="normal" style:font-name-complex="Liberation Sans1" style:font-size-complex="10.5pt" style:font-weight-complex="normal"/>
    </style:style>
    <style:style style:name="P5" style:family="paragraph" style:parent-style-name="Standard">
      <style:text-properties fo:color="#000000" style:font-name="Segoe UI" fo:font-size="10.5pt" fo:font-weight="normal" officeooo:rsid="001a70c8" officeooo:paragraph-rsid="001a70c8" style:font-size-asian="10.5pt" style:font-weight-asian="normal" style:font-name-complex="Liberation Sans1" style:font-size-complex="10.5pt" style:font-weight-complex="normal"/>
    </style:style>
    <style:style style:name="P6" style:family="paragraph" style:parent-style-name="Standard">
      <style:text-properties fo:color="#000000" style:font-name="Segoe UI" fo:font-size="10.5pt" fo:font-weight="normal" officeooo:rsid="001c940b" officeooo:paragraph-rsid="001c940b" style:font-size-asian="10.5pt" style:font-weight-asian="normal" style:font-name-complex="Liberation Sans1" style:font-size-complex="10.5pt" style:font-weight-complex="normal"/>
    </style:style>
    <style:style style:name="P7" style:family="paragraph" style:parent-style-name="Standard">
      <style:text-properties fo:color="#000000" style:font-name="Segoe UI" fo:font-size="10.5pt" fo:font-weight="normal" officeooo:rsid="0028efcb" officeooo:paragraph-rsid="002ecea4" style:font-size-asian="10.5pt" style:font-weight-asian="normal" style:font-name-complex="Liberation Sans1" style:font-size-complex="10.5pt" style:font-weight-complex="normal"/>
    </style:style>
    <style:style style:name="P8" style:family="paragraph" style:parent-style-name="Standard">
      <style:text-properties fo:color="#000000" style:font-name="Segoe UI" fo:font-size="10.5pt" fo:font-weight="bold" officeooo:rsid="001a70c8" officeooo:paragraph-rsid="001a70c8" style:font-size-asian="10.5pt" style:font-weight-asian="bold" style:font-name-complex="Liberation Sans1" style:font-size-complex="10.5pt" style:font-weight-complex="bold"/>
    </style:style>
    <style:style style:name="P9" style:family="paragraph" style:parent-style-name="Standard">
      <style:text-properties fo:color="#000000" style:font-name="Segoe UI" fo:font-size="10.5pt" fo:font-weight="bold" officeooo:paragraph-rsid="0011b17f" style:font-size-asian="10.5pt" style:font-weight-asian="bold" style:font-name-complex="Liberation Sans1" style:font-size-complex="10.5pt" style:font-weight-complex="bold"/>
    </style:style>
    <style:style style:name="P10" style:family="paragraph" style:parent-style-name="Standard">
      <style:text-properties fo:color="#000000" style:font-name="Segoe UI" fo:font-size="10.5pt" officeooo:rsid="00135442" officeooo:paragraph-rsid="00135442" style:font-size-asian="10.5pt" style:font-name-complex="Liberation Sans1" style:font-size-complex="10.5pt"/>
    </style:style>
    <style:style style:name="P11" style:family="paragraph" style:parent-style-name="Standard">
      <style:text-properties fo:color="#000000" style:font-name="Segoe UI" fo:font-size="10.5pt" officeooo:rsid="00121483" officeooo:paragraph-rsid="00121483" style:font-size-asian="10.5pt" style:font-name-complex="Liberation Sans1" style:font-size-complex="10.5pt"/>
    </style:style>
    <style:style style:name="P12" style:family="paragraph" style:parent-style-name="Standard">
      <style:paragraph-properties fo:text-align="start" style:justify-single-word="false"/>
      <style:text-properties fo:color="#000000" style:font-name="Segoe UI" fo:font-size="10.5pt" officeooo:paragraph-rsid="00135442" style:font-size-asian="10.5pt" style:font-name-complex="Liberation Sans1" style:font-size-complex="10.5pt"/>
    </style:style>
    <style:style style:name="P13" style:family="paragraph" style:parent-style-name="Standard">
      <style:text-properties officeooo:paragraph-rsid="0011b17f"/>
    </style:style>
    <style:style style:name="P14" style:family="paragraph" style:parent-style-name="Standard">
      <style:paragraph-properties fo:text-align="justify" style:justify-single-word="false"/>
      <style:text-properties style:font-name="Segoe UI" fo:font-size="10.5pt" officeooo:paragraph-rsid="0011b17f" style:font-size-asian="10.5pt" style:font-size-complex="10.5pt"/>
    </style:style>
    <style:style style:name="P15" style:family="paragraph" style:parent-style-name="Standard">
      <style:text-properties style:font-name="Segoe UI" fo:font-size="10.5pt" officeooo:paragraph-rsid="00135442" style:font-size-asian="10.5pt" style:font-size-complex="10.5pt"/>
    </style:style>
    <style:style style:name="P16" style:family="paragraph" style:parent-style-name="Standard">
      <style:text-properties style:font-name="Segoe UI" fo:font-size="10.5pt" officeooo:paragraph-rsid="001fcf6c" style:font-size-asian="10.5pt" style:font-size-complex="10.5pt"/>
    </style:style>
    <style:style style:name="P17" style:family="paragraph" style:parent-style-name="Standard">
      <style:text-properties style:font-name="Segoe UI" fo:font-size="10.5pt" fo:font-weight="bold" officeooo:paragraph-rsid="0011b17f" style:font-size-asian="10.5pt" style:font-weight-asian="bold" style:font-name-complex="Liberation Serif1" style:font-size-complex="10.5pt" style:font-weight-complex="bold"/>
    </style:style>
    <style:style style:name="P18" style:family="paragraph" style:parent-style-name="Standard">
      <style:text-properties fo:color="#ef413d" style:font-name="Segoe UI" fo:font-size="10.5pt" fo:font-style="italic" fo:font-weight="bold" officeooo:rsid="002eac2f" officeooo:paragraph-rsid="00267358" style:font-size-asian="10.5pt" style:font-style-asian="italic" style:font-weight-asian="bold" style:font-name-complex="Liberation Sans1" style:font-size-complex="10.5pt" style:font-style-complex="italic" style:font-weight-complex="bold"/>
    </style:style>
    <style:style style:name="P19" style:family="paragraph" style:parent-style-name="Standard">
      <style:text-properties fo:color="#ce181e" style:font-name="Segoe UI" fo:font-size="10.5pt" fo:font-weight="normal" officeooo:rsid="0028efcb" officeooo:paragraph-rsid="002ecea4" style:font-size-asian="10.5pt" style:font-weight-asian="normal" style:font-name-complex="Liberation Sans1" style:font-size-complex="10.5pt" style:font-weight-complex="normal"/>
    </style:style>
    <style:style style:name="P20" style:family="paragraph" style:parent-style-name="Standard">
      <style:text-properties fo:color="#ce181e" style:font-name="Segoe UI" fo:font-size="10.5pt" fo:font-weight="normal" officeooo:rsid="002b5cbb" officeooo:paragraph-rsid="002b5cbb" style:font-size-asian="10.5pt" style:font-weight-asian="normal" style:font-name-complex="Liberation Sans1" style:font-size-complex="10.5pt" style:font-weight-complex="normal"/>
    </style:style>
    <style:style style:name="P21" style:family="paragraph" style:parent-style-name="Standard">
      <style:text-properties fo:color="#ce181e" style:font-name="Segoe UI" fo:font-size="10.5pt" fo:font-weight="normal" officeooo:rsid="002cfc70" officeooo:paragraph-rsid="002f3ff2" style:font-size-asian="10.5pt" style:font-weight-asian="normal" style:font-name-complex="Liberation Sans1" style:font-size-complex="10.5pt" style:font-weight-complex="normal"/>
    </style:style>
    <style:style style:name="P22" style:family="paragraph" style:parent-style-name="Standard">
      <style:text-properties fo:color="#ce181e" style:font-name="Segoe UI" fo:font-size="10.5pt" fo:font-weight="normal" officeooo:rsid="00298b72" officeooo:paragraph-rsid="002ecea4" style:font-size-asian="10.5pt" style:font-weight-asian="normal" style:font-name-complex="Liberation Sans1" style:font-size-complex="10.5pt" style:font-weight-complex="normal"/>
    </style:style>
    <style:style style:name="P23" style:family="paragraph" style:parent-style-name="Standard">
      <style:text-properties fo:color="#000000" style:font-name="Segoe UI" fo:font-size="10.5pt" fo:font-weight="normal" officeooo:rsid="0028efcb" officeooo:paragraph-rsid="00321811" style:font-size-asian="10.5pt" style:font-weight-asian="normal" style:font-name-complex="Liberation Sans1" style:font-size-complex="10.5pt" style:font-weight-complex="normal"/>
    </style:style>
    <style:style style:name="T1" style:family="text">
      <style:text-properties fo:color="#000000" style:font-name-complex="Liberation Sans1"/>
    </style:style>
    <style:style style:name="T2" style:family="text">
      <style:text-properties fo:color="#000000" officeooo:rsid="00135442" style:font-name-complex="Liberation Sans1"/>
    </style:style>
    <style:style style:name="T3" style:family="text">
      <style:text-properties fo:color="#00599d" style:font-name="Segoe UI" fo:font-size="10.5pt" officeooo:rsid="001e6d90" style:font-size-asian="10.5pt" style:font-size-complex="10.5pt"/>
    </style:style>
    <style:style style:name="T4" style:family="text">
      <style:text-properties fo:color="#00599d" style:font-name="Segoe UI" fo:font-size="10.5pt" fo:font-weight="normal" style:font-size-asian="10.5pt" style:font-weight-asian="normal" style:font-name-complex="Liberation Sans1" style:font-size-complex="10.5pt" style:font-weight-complex="normal"/>
    </style:style>
    <style:style style:name="T5" style:family="text">
      <style:text-properties fo:color="#00599d" style:font-name="Segoe UI" fo:font-size="10.5pt" fo:font-weight="normal" officeooo:rsid="001e6d90" style:font-size-asian="10.5pt" style:font-weight-asian="normal" style:font-name-complex="Liberation Sans1" style:font-size-complex="10.5pt" style:font-weight-complex="normal"/>
    </style:style>
    <style:style style:name="T6" style:family="text">
      <style:text-properties officeooo:rsid="001a70c8"/>
    </style:style>
    <style:style style:name="T7" style:family="text">
      <style:text-properties officeooo:rsid="001c8749"/>
    </style:style>
    <style:style style:name="T8" style:family="text">
      <style:text-properties fo:color="#f04e4d"/>
    </style:style>
    <style:style style:name="T9" style:family="text">
      <style:text-properties fo:color="#f04e4d" style:font-name="Segoe UI" fo:font-size="10.5pt" style:font-size-asian="10.5pt" style:font-size-complex="10.5pt"/>
    </style:style>
    <style:style style:name="T10" style:family="text">
      <style:text-properties officeooo:rsid="00223c66"/>
    </style:style>
    <style:style style:name="T11" style:family="text">
      <style:text-properties fo:font-weight="normal" style:font-weight-asian="normal" style:font-name-complex="Liberation Sans1" style:font-weight-complex="normal" loext:padding="0cm" loext:border="none"/>
    </style:style>
    <style:style style:name="T12" style:family="text">
      <style:text-properties fo:font-weight="normal" officeooo:rsid="001fcf6c" style:font-weight-asian="normal" style:font-name-complex="Liberation Sans1" style:font-weight-complex="normal" loext:padding="0cm" loext:border="none"/>
    </style:style>
    <style:style style:name="T13" style:family="text">
      <style:text-properties style:font-name="Segoe UI" fo:font-size="10.5pt" style:font-size-asian="10.5pt" style:font-size-complex="10.5pt"/>
    </style:style>
    <style:style style:name="T14" style:family="text">
      <style:text-properties style:font-name="Segoe UI" fo:font-size="10.5pt" officeooo:rsid="001fcf6c" style:font-size-asian="10.5pt" style:font-size-complex="10.5pt" loext:padding="0cm" loext:border="none"/>
    </style:style>
    <style:style style:name="T15" style:family="text">
      <style:text-properties style:font-name="Segoe UI" fo:font-size="10.5pt" fo:font-weight="normal" style:font-size-asian="10.5pt" style:font-weight-asian="normal" style:font-name-complex="Liberation Sans1" style:font-size-complex="10.5pt" style:font-weight-complex="normal"/>
    </style:style>
    <style:style style:name="T16" style:family="text">
      <style:text-properties officeooo:rsid="00298b72"/>
    </style:style>
    <style:style style:name="T17" style:family="text">
      <style:text-properties officeooo:rsid="003218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rahinja Gligović</text:p>
      <text:p text:style-name="P11">Hooloovoo</text:p>
      <text:p text:style-name="P10">Ljutice Bogdana 9 </text:p>
      <text:p text:style-name="P15"><text:span text:style-name="T2">11000 Beograd</text:span><text:span text:style-name="T1"> </text:span></text:p>
      <text:p text:style-name="P13"><text:span text:style-name="T15">E-mail: </text:span><text:span text:style-name="Internet_20_link"><text:span text:style-name="T5">strahinja.gligovic</text:span></text:span><text:span text:style-name="Internet_20_link"><text:span text:style-name="T4">@</text:span></text:span><text:span text:style-name="Internet_20_link"><text:span text:style-name="T5">gmail.com</text:span></text:span></text:p>
      <text:p text:style-name="P16"><text:span text:style-name="T11">Mobilni: </text:span><text:span text:style-name="T12">+381 642657627</text:span> <text:span text:style-name="T8">?????????</text:span></text:p>
      <text:p text:style-name="P17"/>
      <text:p text:style-name="P18">CHECK OUT THE Format before printing</text:p>
      <text:p text:style-name="P9"/>
      <text:p text:style-name="P5">Dear Sir/Madam,</text:p>
      <text:p text:style-name="P5">I am writing this reference on request of Ingrid Farkaš, who is applying for the position of Java Developer.</text:p>
      <text:p text:style-name="P5"/>
      <text:p text:style-name="P3">I taught Ingrid a Web Programming course. Bootstrap, HTML, CSS, JavaScript, jQuery, Node.js and Angular were covered in that course. Based on Ingrid’s assignments, attendance and class participation, I’d rate Ingrid’s academic performance in my class as outsta<text:span text:style-name="T10">n</text:span>ding.</text:p>
      <text:p text:style-name="P3"/>
      <text:p text:style-name="P4">Ingrid has a number of strengths to offer to an employer. She is eager to learn new technologies, has excellent problem solving skills, <text:span text:style-name="T10">hard working</text:span>, creative, self motivated, …</text:p>
      <text:p text:style-name="P2"/>
      <text:p text:style-name="P4">The exercises in the class she did do very independently and at the same time she was always ready to help the other students in this class – I would say that she is a very good team player keen to learn and that she has a very positive and optimistic attitude.</text:p>
      <text:p text:style-name="P23"/>
      <text:p text:style-name="P7">After completing the course, Ingrid worked on two hobby projects because she wanted to improve her knowledge and to apply the knowledge from the course to the project. <text:span text:style-name="T16">I think that she is talented in seeing the big picture and pays lot of attention to small details. </text:span></text:p>
      <text:p text:style-name="P19"/>
      <text:p text:style-name="P22">I would describe Ingrid as dedicated and enthusiastic professional who has a good feel in meeting deadlines and she is very hard working and responsible person. DELETE THIS PARAGRAPH</text:p>
      <text:p text:style-name="P20"/>
      <text:p text:style-name="P21">She is a high talented, brilliant and service-oriented individual. I truly admire her passion and commitment and her best efforts in everyday tasks. <text:span text:style-name="T16">DELETE THIS PARAGRAPH</text:span></text:p>
      <text:p text:style-name="P2"/>
      <text:p text:style-name="P2"><text:span text:style-name="T7">I would like to emphasize that she enjoyed learning and researching the new material and developing the web sites which students did do for homework and she liked always to do more than expected to find out how to solve problems that weren’t shown in the class. In addition to that in my opinion she possesses the right combination of drive, intelligence, knowledge and personal skills to succeed. <text:s text:c="3"/></text:span><text:s/></text:p>
      <text:p text:style-name="P5"/>
      <text:p text:style-name="P6">In conclusion, I would highly recommend Ingrid <text:span text:style-name="T6">Farkaš </text:span>for a position of a Java Developer. If her performance in my class is any indication of how she’d perform in the position, Ingrid will be a positive and successful addition to your organization.</text:p>
      <text:p text:style-name="P6"/>
      <text:p text:style-name="P1"><text:span text:style-name="T13">If you need any additional information, please feel to contact me at </text:span><text:span text:style-name="T14">+381 642657627</text:span><text:span text:style-name="T13"> </text:span><text:span text:style-name="T9">?????????</text:span><text:span text:style-name="T13"> or by email at </text:span><text:span text:style-name="Internet_20_link"><text:span text:style-name="T3">strahinja.gligovic@gmail.com</text:span></text:span></text:p>
      <text:p text:style-name="P6"/>
      <text:p text:style-name="P6">Yours sincerely,</text:p>
      <text:p text:style-name="P6"/>
      <text:p text:style-name="P6"><text:s/></text:p>
      <text:p text:style-name="P6"/>
      <text:p text:style-name="P6">Strahinja Gligović</text:p>
      <text:p text:style-name="P6"/>
      <text:p text:style-name="P6"><text:soft-page-break/><text:s text:c="2"/></text:p>
      <text:p text:style-name="P8"/>
      <text:p text:style-name="P12"/>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04:02:26.396000000</meta:creation-date>
    <dc:date>2022-03-17T19:51:05.028000000</dc:date>
    <meta:editing-duration>PT3H17M15S</meta:editing-duration>
    <meta:editing-cycles>25</meta:editing-cycles>
    <meta:generator>LibreOffice/5.4.7.2$Windows_X86_64 LibreOffice_project/c838ef25c16710f8838b1faec480ebba495259d0</meta:generator>
    <meta:document-statistic meta:table-count="0" meta:image-count="0" meta:object-count="0" meta:page-count="2" meta:paragraph-count="22" meta:word-count="395" meta:character-count="2434" meta:non-whitespace-character-count="2047"/>
  </office:meta>
</office:document-meta>
</file>